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307b" officeooo:paragraph-rsid="0000307b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307b" officeooo:paragraph-rsid="0000307b" style:text-blinking="false" fo:background-color="transparent" style:font-weight-asian="normal" style:font-weight-complex="normal"/>
    </style:style>
    <style:style style:name="P3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2ade" officeooo:paragraph-rsid="00022ade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00307b" officeooo:paragraph-rsid="0000307b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022ade" officeooo:paragraph-rsid="00022ade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03d450" officeooo:paragraph-rsid="0003d450"/>
    </style:style>
    <style:style style:name="P9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weight="normal" officeooo:rsid="0003d450" officeooo:paragraph-rsid="0003d450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style:text-underline-style="solid" style:text-underline-width="auto" style:text-underline-color="font-color" fo:font-weight="normal" officeooo:rsid="0000307b" officeooo:paragraph-rsid="0000307b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style:text-underline-style="solid" style:text-underline-width="auto" style:text-underline-color="font-color" fo:font-weight="normal" officeooo:rsid="00022ade" officeooo:paragraph-rsid="00022ade"/>
    </style:style>
    <style:style style:name="P12" style:family="paragraph" style:parent-style-name="Preformatted_20_Text">
      <style:paragraph-properties fo:margin-top="0cm" fo:margin-bottom="0cm" loext:contextual-spacing="false" fo:line-height="138%" style:writing-mode="lr-tb"/>
      <style:text-properties fo:font-weight="normal" officeooo:rsid="0003d450" officeooo:paragraph-rsid="0003d450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240c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808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о проделанной работе</text:p>
      <text:p text:style-name="P2"><text:bookmark text:name="docs-internal-guid-cba2cb3e-2309-5e85-db36-53f04c8917e5"/>Целью было создание телеграм бота, который будет выполнять следующие команды:</text:p>
      <text:list xml:id="list6150197329267530652" text:style-name="L1">
        <text:list-item>
          <text:p text:style-name="P3">по названию книги будет возвращать ее автора</text:p>
        </text:list-item>
        <text:list-item>
          <text:p text:style-name="P3">по имени-фамилии автора выдает список наиболее популярных его произведений</text:p>
        </text:list-item>
        <text:list-item>
          <text:p text:style-name="P3">по названию жанра будет возвращать список наиболее популярных произведений этого жанра</text:p>
        </text:list-item>
      </text:list>
      <text:p text:style-name="P4">+ будет распознавать названия и фамилии, даже если в них сделана опечатка.</text:p>
      <text:p text:style-name="P5"><text:span text:style-name="T1"/></text:p>
      <text:p text:style-name="P6"><text:span text:style-name="T1">Для реализации поставленной задачи я выбрала ресурс </text:span><text:a xlink:type="simple" xlink:href="https://knigopoisk.org/ratings" text:style-name="Internet_20_link" text:visited-style-name="Visited_20_Internet_20_Link">https://knigopoisk.org/ratings</text:a><text:span text:style-name="T1">, на котором размещены рейтинги топ-100 книг по различным жанрам. </text:span></text:p>
      <text:p text:style-name="P10"><text:span text:style-name="T3"/></text:p>
      <text:p text:style-name="P11"><text:span text:style-name="T3">Что я делала:</text:span></text:p>
      <text:p text:style-name="P7"><text:span text:style-name="T1"/></text:p>
      <text:p text:style-name="P7"><text:span text:style-name="T1">Для каждого топа я получала актуальный html-код веб-страницы, который разделяла на строки и по нужным тегам находила в них интересующий меня текст. </text:span><text:span text:style-name="T2">Пары название-автор записывала в общий для всех жанров словарь, и по отдельности в два списка local_names и local_authors. </text:span></text:p>
      <text:p text:style-name="P8"><text:span text:style-name="T2">П</text:span><text:span text:style-name="T1">ри запуске бота появляется приветствие и 3 кнопки:</text:span></text:p>
      <text:list xml:id="list3880038199721711603" text:style-name="L4">
        <text:list-item>
          <text:p text:style-name="P9"><text:span text:style-name="T5">топ книг по жанрам</text:span></text:p>
        </text:list-item>
        <text:list-item>
          <text:p text:style-name="P9"><text:span text:style-name="T5">поиск автора по названию книги</text:span></text:p>
        </text:list-item>
        <text:list-item>
          <text:p text:style-name="P9"><text:span text:style-name="T5">поиск книг по автору</text:span></text:p>
        </text:list-item>
      </text:list>
      <text:p text:style-name="P8"><text:span text:style-name="T5"/></text:p>
      <text:p text:style-name="P8"><text:span text:style-name="T5"/></text:p>
      <text:p text:style-name="P1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22:36:12.641644404</meta:creation-date>
    <dc:date>2017-12-05T00:02:04.582130166</dc:date>
    <meta:editing-duration>PT43M28S</meta:editing-duration>
    <meta:editing-cycles>1</meta:editing-cycles>
    <meta:document-statistic meta:table-count="0" meta:image-count="0" meta:object-count="0" meta:page-count="1" meta:paragraph-count="13" meta:word-count="140" meta:character-count="938" meta:non-whitespace-character-count="815"/>
    <meta:generator>LibreOffice/5.1.6.2$Linux_X86_64 LibreOffice_project/10m0$Build-2</meta:generator>
  </office:meta>
</office:document-meta>
</file>